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F9FC12239383D8D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cm" fo:min-width="0.3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32cm" svg:height="18.999cm" svg:x="2.178cm" svg:y="1.015cm">
          <draw:image xlink:href="Pictures/100000000000040000000300F9FC12239383D8D0.jpg" xlink:type="simple" xlink:show="embed" xlink:actuate="onLoad" loext:mime-type="image/jpeg">
            <text:p/>
          </draw:image>
        </draw:frame>
        <draw:custom-shape draw:style-name="gr2" draw:text-style-name="P2" draw:layer="layout" svg:width="1.27cm" svg:height="1.016cm" svg:x="8.112cm" svg:y="14.7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016cm" svg:x="6.715cm" svg:y="11.79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016cm" svg:x="15.351cm" svg:y="13.954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27cm" svg:height="1.016cm" svg:x="25.003cm" svg:y="11.92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016cm" svg:x="23.479cm" svg:y="10.6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016cm" svg:x="9.89cm" svg:y="11.4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016cm" svg:x="23.098cm" svg:y="4.683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27cm" svg:height="1.016cm" svg:x="11.16cm" svg:y="6.588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27cm" svg:height="1.016cm" svg:x="15.605cm" svg:y="10.017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016cm" svg:x="12.176cm" svg:y="12.04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1:06:59.238096886</meta:creation-date>
    <dc:date>2021-07-11T01:14:33.115956845</dc:date>
    <meta:editing-duration>PT7M35S</meta:editing-duration>
    <meta:editing-cycles>1</meta:editing-cycles>
    <meta:document-statistic meta:object-count="11"/>
    <meta:generator>LibreOffice/6.4.7.2$Linux_X86_64 LibreOffice_project/40$Build-2</meta:generator>
  </office:meta>
</office:document-meta>
</file>